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ef8" officeooo:paragraph-rsid="0000eef8"/>
    </style:style>
    <style:style style:name="P2" style:family="paragraph" style:parent-style-name="Standard">
      <style:text-properties officeooo:rsid="00023be5" officeooo:paragraph-rsid="0000eef8"/>
    </style:style>
    <style:style style:name="P3" style:family="paragraph" style:parent-style-name="Standard" style:list-style-name="L1">
      <style:text-properties officeooo:rsid="0000eef8" officeooo:paragraph-rsid="0000eef8"/>
    </style:style>
    <style:style style:name="P4" style:family="paragraph" style:parent-style-name="Standard">
      <style:text-properties officeooo:rsid="0000eef8" officeooo:paragraph-rsid="0000eef8"/>
    </style:style>
    <style:style style:name="P5" style:family="paragraph" style:parent-style-name="Standard" style:list-style-name="L1">
      <style:text-properties officeooo:rsid="00023be5" officeooo:paragraph-rsid="0000eef8"/>
    </style:style>
    <style:style style:name="P6" style:family="paragraph" style:parent-style-name="Standard" style:list-style-name="L1">
      <style:text-properties officeooo:rsid="00023be5" officeooo:paragraph-rsid="00023be5"/>
    </style:style>
    <style:style style:name="P7" style:family="paragraph" style:parent-style-name="Standard" style:list-style-name="L1">
      <style:text-properties officeooo:rsid="0003c879" officeooo:paragraph-rsid="0003c879"/>
    </style:style>
    <style:style style:name="P8" style:family="paragraph" style:parent-style-name="Standard" style:list-style-name="L1">
      <style:text-properties officeooo:rsid="00059aaf" officeooo:paragraph-rsid="0003c879"/>
    </style:style>
    <style:style style:name="P9" style:family="paragraph" style:parent-style-name="Standard" style:list-style-name="L1">
      <style:text-properties officeooo:rsid="0007770f" officeooo:paragraph-rsid="0007770f"/>
    </style:style>
    <style:style style:name="P10" style:family="paragraph" style:parent-style-name="Standard">
      <style:text-properties fo:font-size="8pt" officeooo:rsid="000c7c4d" officeooo:paragraph-rsid="000c7c4d" style:font-size-asian="8pt" style:font-size-complex="8pt"/>
    </style:style>
    <style:style style:name="P11" style:family="paragraph" style:parent-style-name="Standard">
      <style:text-properties fo:font-size="8pt" officeooo:rsid="001244a9" officeooo:paragraph-rsid="000c7c4d" style:font-size-asian="8pt" style:font-size-complex="8pt"/>
    </style:style>
    <style:style style:name="P12" style:family="paragraph" style:parent-style-name="Standard">
      <style:text-properties fo:font-size="8pt" officeooo:rsid="000c8a59" officeooo:paragraph-rsid="000c7c4d" style:font-size-asian="8pt" style:font-size-complex="8pt"/>
    </style:style>
    <style:style style:name="P13" style:family="paragraph" style:parent-style-name="Standard">
      <style:text-properties fo:font-size="8pt" officeooo:rsid="000dada3" officeooo:paragraph-rsid="000dada3" style:font-size-asian="8pt" style:font-size-complex="8pt"/>
    </style:style>
    <style:style style:name="P14" style:family="paragraph" style:parent-style-name="Standard">
      <style:text-properties fo:font-size="8pt" officeooo:rsid="000f5290" officeooo:paragraph-rsid="00108c2b" style:font-size-asian="8pt" style:font-size-complex="8pt"/>
    </style:style>
    <style:style style:name="P15" style:family="paragraph" style:parent-style-name="Standard">
      <style:text-properties fo:font-size="8pt" officeooo:rsid="000f5290" officeooo:paragraph-rsid="00181c97" style:font-size-asian="8pt" style:font-size-complex="8pt"/>
    </style:style>
    <style:style style:name="P16" style:family="paragraph" style:parent-style-name="Standard">
      <style:text-properties fo:font-size="8pt" officeooo:rsid="00181c97" officeooo:paragraph-rsid="00181c97" style:font-size-asian="8pt" style:font-size-complex="8pt"/>
    </style:style>
    <style:style style:name="P17" style:family="paragraph" style:parent-style-name="Standard">
      <style:text-properties fo:font-size="8pt" officeooo:rsid="0019b56a" officeooo:paragraph-rsid="0019b56a" style:font-size-asian="8pt" style:font-size-complex="8pt"/>
    </style:style>
    <style:style style:name="T1" style:family="text">
      <style:text-properties officeooo:rsid="0000eef8"/>
    </style:style>
    <style:style style:name="T2" style:family="text">
      <style:text-properties officeooo:rsid="00023be5"/>
    </style:style>
    <style:style style:name="T3" style:family="text">
      <style:text-properties officeooo:rsid="0003c879"/>
    </style:style>
    <style:style style:name="T4" style:family="text">
      <style:text-properties officeooo:rsid="000f213c"/>
    </style:style>
    <style:style style:name="T5" style:family="text">
      <style:text-properties officeooo:rsid="00108c2b"/>
    </style:style>
    <style:style style:name="T6" style:family="text">
      <style:text-properties officeooo:rsid="00144acb"/>
    </style:style>
    <style:style style:name="T7" style:family="text">
      <style:text-properties officeooo:rsid="0015ca64"/>
    </style:style>
    <style:style style:name="T8" style:family="text">
      <style:text-properties officeooo:rsid="00181c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ojekt zaliczeniowy - </text:span>Bazy Danych <text:span text:style-name="T3">+</text:span> ORM</text:p>
      <text:p text:style-name="P2"/>
      <text:p text:style-name="P1"/>
      <text:list xml:id="list3823073656531202108" text:style-name="L1">
        <text:list-item>
          <text:p text:style-name="P3">Utwórz nową bazę danych w SZBD MSSQL wykorzystując autoryzację login/hasło</text:p>
        </text:list-item>
        <text:list-item>
          <text:p text:style-name="P3">Utwórz projekt <text:span text:style-name="T3">WPF</text:span> w .NET (język C#) <text:span text:style-name="T3">oraz</text:span> zainstaluj przy użyciu <text:span text:style-name="T2">menedżera</text:span> pakietów NuGET En<text:span text:style-name="T3">ti</text:span>tyFramework</text:p>
        </text:list-item>
        <text:list-item>
          <text:p text:style-name="P5">Utwórz model danych (przy użyciu scenariusza CodeFirst) odpowiadający wybranemu problemowi (problem musi zawierać co najmniej 5 obiektów w modelu oraz dane binarne obrazy lub dzwięki)</text:p>
        </text:list-item>
        <text:list-item>
          <text:p text:style-name="P6"><text:span text:style-name="T1">Skonfiguruj połączenie do </text:span>nowoutworzonej <text:span text:style-name="T1">bazy danych w projekcie</text:span></text:p>
        </text:list-item>
        <text:list-item>
          <text:p text:style-name="P5">Włącz automatyczną synchronizację modelu obiektów z modelami bazy danych przy użyciu EF Migrations.</text:p>
        </text:list-item>
        <text:list-item>
          <text:p text:style-name="P7">Pokaż na przykładzie czym się różni LazyLoad oraz EagerlyLoad </text:p>
        </text:list-item>
        <text:list-item>
          <text:p text:style-name="P6">Stwórz <text:span text:style-name="T3">skrypt dodający dane testowe (w celu testowania funkcjonalności systemu) – innymi słowy, który ładuje pewną ilość tymczasowych danych niezbędnych do tworzenia aplikacji</text:span></text:p>
        </text:list-item>
        <text:list-item>
          <text:p text:style-name="P7">Stwórz okno do edytowania danych (jeden widok listy i widok detalu) przy użyciu WPF – wykorzystaj koncepcje DataBinding</text:p>
        </text:list-item>
        <text:list-item>
          <text:p text:style-name="P6">Utwórz kopię zapasową (backup) bazy danych. Jakie są rodzaje Kopi Zapasowych?</text:p>
        </text:list-item>
        <text:list-item>
          <text:p text:style-name="P8">Przy użyciu narzędzia SQL Server Profiler utwórz ślad (log aktywności na bazie danych) przy użyciu Twojej aplikacji</text:p>
        </text:list-item>
        <text:list-item>
          <text:p text:style-name="P9">Zoptymalizuj prace Twojej aplikacji analizując ślad i zapytania, które zostały wykonan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-conda install django</text:p>
      <text:p text:style-name="P11"/>
      <text:p text:style-name="P10">-django-admin startproject web_name <text:span text:style-name="T7">(web_db)</text:span></text:p>
      <text:p text:style-name="P10"><text:bookmark-start text:name="__DdeLink__371_579951485"/><text:bookmark-start text:name="__DdeLink__375_579951485"/>-<text:bookmark-start text:name="__DdeLink__368_579951485"/><text:bookmark-start text:name="__DdeLink__383_579951485"/>python manage.py runserver<text:bookmark-end text:name="__DdeLink__371_579951485"/><text:bookmark-end text:name="__DdeLink__375_579951485"/><text:bookmark-end text:name="__DdeLink__368_579951485"/><text:bookmark-end text:name="__DdeLink__383_579951485"/></text:p>
      <text:p text:style-name="P10">-python manage.py startapp app_name <text:span text:style-name="T7">(food)</text:span></text:p>
      <text:p text:style-name="P10"/>
      <text:p text:style-name="P10">-127.0.0.1:8000</text:p>
      <text:p text:style-name="P10">-ctrl+c</text:p>
      <text:p text:style-name="P12"/>
      <text:p text:style-name="P13"><text:span text:style-name="T6">what happens if </text:span>you request 127.0.0.1:8000/music:</text:p>
      <text:p text:style-name="P13">-website→urls.py →hub<text:span text:style-name="T4"> over to music.urls → in music.urls.py →request anything r’^$’ → views.py→ look for f-ction index</text:span></text:p>
      <text:p text:style-name="P13"/>
      <text:p text:style-name="P13"/>
      <text:p text:style-name="P15"><text:span text:style-name="T8">(to sync up code with db it will go website→settings→installed apps)</text:span></text:p>
      <text:p text:style-name="P14">-python manage.py migrate </text:p>
      <text:p text:style-name="P14"/>
      <text:p text:style-name="P16">after creating model of food, type: </text:p>
      <text:p text:style-name="P16">python manage.py makemigrations food</text:p>
      <text:p text:style-name="P16"/>
      <text:p text:style-name="P16">to see your code converted into sql, type:</text:p>
      <text:p text:style-name="P16">python manage.py sqlmigrate food 0001</text:p>
      <text:p text:style-name="P16"/>
      <text:p text:style-name="P16"/>
      <text:p text:style-name="P17">python manage.py shell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1:47:41.858722304</meta:creation-date>
    <dc:date>2017-07-05T13:35:28.423995460</dc:date>
    <meta:editing-duration>PT13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56" meta:character-count="1815" meta:non-whitespace-character-count="1592"/>
  </office:meta>
</office:document-meta>
</file>